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Blue-title">
      <style:graphic-properties draw:fill-color="#ffffff" fo:min-height="3.256cm"/>
    </style:style>
    <style:style style:name="pr2" style:family="presentation" style:parent-style-name="Blue-outline1">
      <style:graphic-properties draw:fill-color="#ffffff" fo:min-height="13.609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outline1" style:list-style-name="L3">
      <style:graphic-properties draw:fill-color="#ffffff" draw:auto-grow-height="true" fo:min-height="13.86cm"/>
    </style:style>
    <style:style style:name="pr7" style:family="presentation" style:parent-style-name="Blue-notes">
      <style:graphic-properties draw:fill-color="#ffffff" draw:auto-grow-height="true" fo:min-height="13.365cm"/>
    </style:style>
    <style:style style:name="pr8" style:family="presentation" style:parent-style-name="Blue-outline1" style:list-style-name="L3">
      <style:graphic-properties draw:fill-color="#ffffff" draw:auto-grow-height="true" fo:min-height="13.86cm"/>
    </style:style>
    <style:style style:name="pr9" style:family="presentation" style:parent-style-name="Blue-outline1" style:list-style-name="L3">
      <style:graphic-properties draw:fill-color="#ffffff" draw:auto-grow-height="true" fo:min-height="13.86cm"/>
    </style:style>
    <style:style style:name="pr10" style:family="presentation" style:parent-style-name="Blue-outline1" style:list-style-name="L3">
      <style:graphic-properties draw:fill-color="#ffffff" draw:auto-grow-height="true" fo:min-height="13.86cm"/>
    </style:style>
    <style:style style:name="pr11" style:family="presentation" style:parent-style-name="Blue-outline1" style:list-style-name="L3">
      <style:graphic-properties draw:fill-color="#ffffff" draw:auto-grow-height="true" fo:min-height="13.86cm"/>
    </style:style>
    <style:style style:name="pr12" style:family="presentation" style:parent-style-name="Blue-outline1" style:list-style-name="L3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start"/>
      <style:text-properties fo:color="#ffff00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start"/>
      <style:text-properties fo:font-size="14pt" style:font-size-asian="14pt" style:font-size-complex="14pt"/>
    </style:style>
    <style:style style:name="P12" style:family="paragraph">
      <style:paragraph-properties fo:text-align="start"/>
      <style:text-properties fo:color="#008000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margin-left="0cm" fo:margin-right="0cm" fo:margin-top="0cm" fo:margin-bottom="0cm" text:enable-numbering="false" fo:text-indent="0cm"/>
    </style:style>
    <style:style style:name="P14" style:family="paragraph">
      <style:paragraph-properties fo:margin-left="0cm" fo:margin-right="0cm" fo:margin-top="0cm" fo:margin-bottom="0cm" text:enable-numbering="false" fo:text-indent="0cm"/>
      <style:text-properties fo:font-family="'Courier New'" style:font-family-generic="modern" style:font-pitch="fixed" fo:font-size="20pt" style:font-size-asian="20pt" style:font-size-complex="20pt"/>
    </style:style>
    <style:style style:name="P15" style:family="paragraph">
      <style:paragraph-properties fo:margin-left="0cm" fo:margin-right="0cm" fo:margin-top="0cm" fo:margin-bottom="0cm" text:enable-numbering="false" fo:text-indent="0cm"/>
      <style:text-properties fo:color="#000000" fo:font-family="'Courier New'" style:font-family-generic="modern" style:font-pitch="fixed" fo:font-size="20pt" style:font-size-asian="20pt" style:font-size-complex="20pt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2.4cm" fo:margin-right="0cm" text:enable-numbering="false" fo:text-indent="-0.8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ffff00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8000" fo:font-family="'Courier New'" style:font-family-generic="modern" style:font-pitch="fixed" fo:font-size="20pt" style:font-size-asian="20pt" style:font-size-complex="20pt"/>
    </style:style>
    <style:style style:name="T9" style:family="text">
      <style:text-properties fo:font-family="'Courier New'" style:font-family-generic="modern" style:font-pitch="fixed" fo:font-size="20pt" style:font-size-asian="20pt" style:font-size-complex="20pt"/>
    </style:style>
    <style:style style:name="T10" style:family="text">
      <style:text-properties fo:color="#000000" fo:font-family="'Courier New'" style:font-family-generic="modern" style:font-pitch="fixed" fo:font-size="20pt" style:font-size-asian="20pt" style:font-size-complex="20pt"/>
    </style:style>
    <style:style style:name="T11" style:family="text">
      <style:text-properties fo:color="#008000" fo:font-family="'Courier New'" style:font-family-generic="modern" style:font-pitch="fixed"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Cucumber</text:p>
          </draw:text-box>
        </draw:frame>
        <draw:frame presentation:style-name="pr2" draw:text-style-name="P5" draw:layer="layout" svg:width="25.199cm" svg:height="14.69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Presentation to Victoria Ruby Users Group on using Cucumber</text:span></text:p>
              </text:list-item>
            </text:list>
            <text:list text:style-name="L2">
              <text:list-item>
                <text:p text:style-name="P2"><text:span text:style-name="T1"/></text:p>
              </text:list-item>
            </text:list>
            <text:list text:style-name="L3">
              <text:list-item>
                <text:p text:style-name="P3"/>
              </text:list-item>
            </text:list>
            <text:list text:style-name="L3">
              <text:list-item>
                <text:p text:style-name="P3"><text:span text:style-name="T2">"Cucumber executes </text:span></text:p>
              </text:list-item>
            </text:list>
            <text:list text:style-name="L3">
              <text:list-item>
                <text:p text:style-name="P3"><text:span text:style-name="T2">plain text documentation of code against that code."</text:span></text:p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2">
              <text:list-item>
                <text:p text:style-name="P2"><text:span text:style-name="T3">http://github.com/aslakhellesoy/cucumber/tree/master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draw:id="id2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Common names</text:p>
          </draw:text-box>
        </draw:frame>
        <draw:frame presentation:style-name="pr2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Story Driven Development</text:p>
              </text:list-item>
            </text:list>
            <text:list text:style-name="L2">
              <text:list-item>
                <text:p text:style-name="P5">Executable Acceptance Test Driven Development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6" draw:id="id3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Basic Workflow</text:p>
          </draw:text-box>
        </draw:frame>
        <draw:frame presentation:style-name="pr5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Write a "feature"</text:p>
              </text:list-item>
            </text:list>
          </draw:text-box>
        </draw:frame>
        <draw:custom-shape draw:style-name="gr2" draw:text-style-name="P7" draw:layer="layout" svg:width="2.5cm" svg:height="2.5cm" svg:x="16.5cm" svg:y="5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7" draw:layer="layout" svg:width="2.5cm" svg:height="2.5cm" svg:x="23.443cm" svg:y="6.901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1" draw:layer="layout" svg:width="3.5cm" svg:height="0.962cm" svg:x="16cm" svg:y="4.038cm">
          <draw:text-box>
            <text:p text:style-name="P1">Customer</text:p>
          </draw:text-box>
        </draw:frame>
        <draw:frame draw:style-name="gr4" draw:text-style-name="P1" draw:layer="layout" svg:width="2.5cm" svg:height="0.962cm" svg:x="23.5cm" svg:y="4cm">
          <draw:text-box>
            <text:p text:style-name="P1">You</text:p>
          </draw:text-box>
        </draw:frame>
        <draw:custom-shape draw:style-name="gr5" draw:text-style-name="P8" draw:layer="layout" svg:width="3.5cm" svg:height="1.5cm" svg:x="19cm" svg:y="4cm">
          <text:p text:style-name="P8">I want X!</text:p>
          <draw:enhanced-geometry svg:viewBox="0 0 21600 21600" draw:glue-points="10800 0 0 10800 10800 21600 21600 10800 ?f40 ?f41" draw:text-areas="0 0 21600 21600" draw:type="rectangular-callout" draw:modifiers="-1184.57583547558 32594.27048634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0" draw:layer="layout" svg:width="3.5cm" svg:height="4.5cm" svg:x="19.5cm" svg:y="6cm">
          <text:p text:style-name="P9"><text:span text:style-name="T4">In order to ...</text:span></text:p>
          <text:p text:style-name="P9"><text:span text:style-name="T4">As a ...</text:span></text:p>
          <text:p text:style-name="P9"><text:span text:style-name="T4">I want to ...</text:span></text:p>
          <text:p text:style-name="P9"><text:span text:style-name="T4"><text:s text:c="2"/></text:span><text:span text:style-name="T4">Scenario ...</text:span></text:p>
          <text:p text:style-name="P9"><text:span text:style-name="T5"><text:s text:c="4"/></text:span><text:span text:style-name="T5">Given ...</text:span></text:p>
          <text:p text:style-name="P9"><text:span text:style-name="T5"><text:s text:c="4"/></text:span><text:span text:style-name="T5">When ...</text:span></text:p>
          <text:p text:style-name="P9"><text:span text:style-name="T5"><text:s text:c="4"/></text:span><text:span text:style-name="T5">Then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114cm" svg:x="2.1cm" svg:y="14.107cm" presentation:class="notes">
            <draw:text-box>
              <text:p text:style-name="P6"/>
              <text:p text:style-name="P6">Basic workflow</text:p>
              <text:p text:style-name="P6">- Write a "feature" with the customer</text:p>
              <text:p text:style-name="P6"><text:s text:c="2"/>- The cucumber team discourages the work "story" because this is not the same thing as an XP Story</text:p>
              <text:p text:style-name="P6">- Implement "steps" that make the story executable</text:p>
              <text:p text:style-name="P6">- Write the code to make the stories pass</text:p>
            </draw:text-box>
          </draw:frame>
        </presentation:notes>
      </draw:page>
      <draw:page draw:name="page4" draw:style-name="dp1" draw:master-page-name="Blue" presentation:presentation-page-layout-name="AL2T6" draw:id="id4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Basic Workflow</text:p>
          </draw:text-box>
        </draw:frame>
        <draw:frame presentation:style-name="pr5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Write a "feature"</text:p>
              </text:list-item>
            </text:list>
            <text:list text:style-name="L2">
              <text:list-item>
                <text:p text:style-name="P5">Write "matchers" to make it executable</text:p>
              </text:list-item>
            </text:list>
          </draw:text-box>
        </draw:frame>
        <draw:custom-shape draw:style-name="gr2" draw:text-style-name="P7" draw:layer="layout" svg:width="2.5cm" svg:height="2.5cm" svg:x="16.5cm" svg:y="5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7" draw:layer="layout" svg:width="2.5cm" svg:height="2.5cm" svg:x="23.443cm" svg:y="6.901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1" draw:layer="layout" svg:width="3.5cm" svg:height="0.962cm" svg:x="16cm" svg:y="4.038cm">
          <draw:text-box>
            <text:p text:style-name="P1">Customer</text:p>
          </draw:text-box>
        </draw:frame>
        <draw:frame draw:style-name="gr4" draw:text-style-name="P1" draw:layer="layout" svg:width="2.5cm" svg:height="0.962cm" svg:x="23.5cm" svg:y="4cm">
          <draw:text-box>
            <text:p text:style-name="P1">You</text:p>
          </draw:text-box>
        </draw:frame>
        <draw:custom-shape draw:style-name="gr5" draw:text-style-name="P8" draw:layer="layout" svg:width="3.5cm" svg:height="1.5cm" svg:x="19cm" svg:y="4cm">
          <text:p text:style-name="P8">I want X!</text:p>
          <draw:enhanced-geometry svg:viewBox="0 0 21600 21600" draw:glue-points="10800 0 0 10800 10800 21600 21600 10800 ?f40 ?f41" draw:text-areas="0 0 21600 21600" draw:type="rectangular-callout" draw:modifiers="-1184.57583547558 32594.27048634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1" draw:layer="layout" svg:width="3.5cm" svg:height="2cm" svg:x="19.5cm" svg:y="11.3cm">
          <text:p text:style-name="P9"><text:span text:style-name="T6">Given /(.*)/ do</text:span></text:p>
          <text:p text:style-name="P9"><text:span text:style-name="T6"><text:s text:c="3"/></text:span><text:span text:style-name="T6">...</text:span></text:p>
          <text:p text:style-name="P9"><text:span text:style-name="T6">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3.5cm" svg:height="4.5cm" svg:x="19.5cm" svg:y="6cm">
          <text:p text:style-name="P9"><text:span text:style-name="T4">In order to ...</text:span></text:p>
          <text:p text:style-name="P9"><text:span text:style-name="T4">As a ...</text:span></text:p>
          <text:p text:style-name="P9"><text:span text:style-name="T4">I want to ...</text:span></text:p>
          <text:p text:style-name="P9"><text:span text:style-name="T4"><text:s text:c="2"/></text:span><text:span text:style-name="T4">Scenario ...</text:span></text:p>
          <text:p text:style-name="P9"><text:span text:style-name="T5"><text:s text:c="4"/></text:span><text:span text:style-name="T5">Given ...</text:span></text:p>
          <text:p text:style-name="P9"><text:span text:style-name="T5"><text:s text:c="4"/></text:span><text:span text:style-name="T5">When ...</text:span></text:p>
          <text:p text:style-name="P9"><text:span text:style-name="T5"><text:s text:c="4"/></text:span><text:span text:style-name="T5">Then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2.5cm" svg:height="2.5cm" svg:x="23.5cm" svg:y="11.5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114cm" svg:x="2.1cm" svg:y="14.107cm" presentation:class="notes">
            <draw:text-box>
              <text:p text:style-name="P6"/>
              <text:p text:style-name="P6">Basic workflow</text:p>
              <text:p text:style-name="P6">- Write a "feature" with the customer</text:p>
              <text:p text:style-name="P6"><text:s text:c="2"/>- The cucumber team discourages the work "story" because this is not the same thing as an XP Story</text:p>
              <text:p text:style-name="P6">- Implement "steps" that make the story executable</text:p>
              <text:p text:style-name="P6">- Write the code to make the stories pass</text:p>
            </draw:text-box>
          </draw:frame>
        </presentation:notes>
      </draw:page>
      <draw:page draw:name="page5" draw:style-name="dp1" draw:master-page-name="Blue" presentation:presentation-page-layout-name="AL2T6" draw:id="id5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Basic Workflow</text:p>
          </draw:text-box>
        </draw:frame>
        <draw:frame presentation:style-name="pr5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Write a "feature"</text:p>
              </text:list-item>
            </text:list>
            <text:list text:style-name="L2">
              <text:list-item>
                <text:p text:style-name="P5">Write "matchers" to make it executable</text:p>
              </text:list-item>
            </text:list>
            <text:list text:style-name="L2">
              <text:list-item>
                <text:p text:style-name="P5">Write the code</text:p>
              </text:list-item>
            </text:list>
          </draw:text-box>
        </draw:frame>
        <draw:custom-shape draw:style-name="gr2" draw:text-style-name="P7" draw:layer="layout" svg:width="2.5cm" svg:height="2.5cm" svg:x="16.5cm" svg:y="5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7" draw:layer="layout" svg:width="2.5cm" svg:height="2.5cm" svg:x="23.443cm" svg:y="6.901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1" draw:layer="layout" svg:width="3.5cm" svg:height="0.962cm" svg:x="16cm" svg:y="4.038cm">
          <draw:text-box>
            <text:p text:style-name="P1">Customer</text:p>
          </draw:text-box>
        </draw:frame>
        <draw:frame draw:style-name="gr4" draw:text-style-name="P1" draw:layer="layout" svg:width="2.5cm" svg:height="0.962cm" svg:x="23.5cm" svg:y="4cm">
          <draw:text-box>
            <text:p text:style-name="P1">You</text:p>
          </draw:text-box>
        </draw:frame>
        <draw:custom-shape draw:style-name="gr5" draw:text-style-name="P8" draw:layer="layout" svg:width="3.5cm" svg:height="1.5cm" svg:x="19cm" svg:y="4cm">
          <text:p text:style-name="P8">I want X!</text:p>
          <draw:enhanced-geometry svg:viewBox="0 0 21600 21600" draw:glue-points="10800 0 0 10800 10800 21600 21600 10800 ?f40 ?f41" draw:text-areas="0 0 21600 21600" draw:type="rectangular-callout" draw:modifiers="-1184.57583547558 32594.27048634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1" draw:layer="layout" svg:width="3.5cm" svg:height="2cm" svg:x="19.5cm" svg:y="11.3cm">
          <text:p text:style-name="P9"><text:span text:style-name="T6">Given /(.*)/ do</text:span></text:p>
          <text:p text:style-name="P9"><text:span text:style-name="T6"><text:s text:c="3"/></text:span><text:span text:style-name="T6">...</text:span></text:p>
          <text:p text:style-name="P9"><text:span text:style-name="T6">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3.5cm" svg:height="4.5cm" svg:x="19.5cm" svg:y="6cm">
          <text:p text:style-name="P9"><text:span text:style-name="T4">In order to ...</text:span></text:p>
          <text:p text:style-name="P9"><text:span text:style-name="T4">As a ...</text:span></text:p>
          <text:p text:style-name="P9"><text:span text:style-name="T4">I want to ...</text:span></text:p>
          <text:p text:style-name="P9"><text:span text:style-name="T4"><text:s text:c="2"/></text:span><text:span text:style-name="T4">Scenario ...</text:span></text:p>
          <text:p text:style-name="P9"><text:span text:style-name="T5"><text:s text:c="4"/></text:span><text:span text:style-name="T5">Given ...</text:span></text:p>
          <text:p text:style-name="P9"><text:span text:style-name="T5"><text:s text:c="4"/></text:span><text:span text:style-name="T5">When ...</text:span></text:p>
          <text:p text:style-name="P9"><text:span text:style-name="T5"><text:s text:c="4"/></text:span><text:span text:style-name="T5">Then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2.5cm" svg:height="2.5cm" svg:x="23.5cm" svg:y="11.5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1" draw:layer="layout" svg:width="3.5cm" svg:height="2cm" svg:x="19.5cm" svg:y="13.8cm">
          <text:p text:style-name="P9"><text:span text:style-name="T6">def magic</text:span></text:p>
          <text:p text:style-name="P9"><text:span text:style-name="T6"><text:s text:c="2"/></text:span><text:span text:style-name="T6">...</text:span></text:p>
          <text:p text:style-name="P9"><text:span text:style-name="T6">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114cm" svg:x="2.1cm" svg:y="14.107cm" presentation:class="notes">
            <draw:text-box>
              <text:p text:style-name="P6"/>
              <text:p text:style-name="P6">Basic workflow</text:p>
              <text:p text:style-name="P6">- Write a "feature" with the customer</text:p>
              <text:p text:style-name="P6"><text:s text:c="2"/>- The cucumber team discourages the work "story" because this is not the same thing as an XP Story</text:p>
              <text:p text:style-name="P6">- Implement "steps" that make the story executable</text:p>
              <text:p text:style-name="P6">- Write the code to make the stories pass</text:p>
            </draw:text-box>
          </draw:frame>
        </presentation:notes>
      </draw:page>
      <draw:page draw:name="page6" draw:style-name="dp1" draw:master-page-name="Blue" presentation:presentation-page-layout-name="AL2T6" draw:id="id6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Basic Workflow</text:p>
          </draw:text-box>
        </draw:frame>
        <draw:frame presentation:style-name="pr5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Write a "feature"</text:p>
              </text:list-item>
            </text:list>
            <text:list text:style-name="L2">
              <text:list-item>
                <text:p text:style-name="P5">Write "matchers" to make it executable</text:p>
              </text:list-item>
            </text:list>
            <text:list text:style-name="L2">
              <text:list-item>
                <text:p text:style-name="P5">Write the code</text:p>
              </text:list-item>
            </text:list>
            <text:list text:style-name="L2">
              <text:list-item>
                <text:p text:style-name="P5">Features pass</text:p>
              </text:list-item>
            </text:list>
          </draw:text-box>
        </draw:frame>
        <draw:custom-shape draw:style-name="gr2" draw:text-style-name="P7" draw:layer="layout" svg:width="2.5cm" svg:height="2.5cm" svg:x="16.5cm" svg:y="5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7" draw:layer="layout" svg:width="2.5cm" svg:height="2.5cm" svg:x="23.443cm" svg:y="6.901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1" draw:layer="layout" svg:width="3.5cm" svg:height="0.962cm" svg:x="16cm" svg:y="4.038cm">
          <draw:text-box>
            <text:p text:style-name="P1">Customer</text:p>
          </draw:text-box>
        </draw:frame>
        <draw:frame draw:style-name="gr4" draw:text-style-name="P1" draw:layer="layout" svg:width="2.5cm" svg:height="0.962cm" svg:x="23.5cm" svg:y="4cm">
          <draw:text-box>
            <text:p text:style-name="P1">You</text:p>
          </draw:text-box>
        </draw:frame>
        <draw:custom-shape draw:style-name="gr5" draw:text-style-name="P8" draw:layer="layout" svg:width="3.5cm" svg:height="1.5cm" svg:x="19cm" svg:y="4cm">
          <text:p text:style-name="P8">I want X!</text:p>
          <draw:enhanced-geometry svg:viewBox="0 0 21600 21600" draw:glue-points="10800 0 0 10800 10800 21600 21600 10800 ?f40 ?f41" draw:text-areas="0 0 21600 21600" draw:type="rectangular-callout" draw:modifiers="-1184.57583547558 32594.27048634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1" draw:layer="layout" svg:width="3.5cm" svg:height="2cm" svg:x="19.5cm" svg:y="11.3cm">
          <text:p text:style-name="P9"><text:span text:style-name="T6">Given /(.*)/ do</text:span></text:p>
          <text:p text:style-name="P9"><text:span text:style-name="T6"><text:s text:c="3"/></text:span><text:span text:style-name="T6">...</text:span></text:p>
          <text:p text:style-name="P9"><text:span text:style-name="T6">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3.5cm" svg:height="4.5cm" svg:x="19.5cm" svg:y="6cm">
          <text:p text:style-name="P9"><text:span text:style-name="T4">In order to ...</text:span></text:p>
          <text:p text:style-name="P9"><text:span text:style-name="T4">As a ...</text:span></text:p>
          <text:p text:style-name="P9"><text:span text:style-name="T4">I want to ...</text:span></text:p>
          <text:p text:style-name="P9"><text:span text:style-name="T4"><text:s text:c="2"/></text:span><text:span text:style-name="T4">Scenario ...</text:span></text:p>
          <text:p text:style-name="P9"><text:span text:style-name="T5"><text:s text:c="4"/></text:span><text:span text:style-name="T5">Given ...</text:span></text:p>
          <text:p text:style-name="P9"><text:span text:style-name="T5"><text:s text:c="4"/></text:span><text:span text:style-name="T5">When ...</text:span></text:p>
          <text:p text:style-name="P9"><text:span text:style-name="T5"><text:s text:c="4"/></text:span><text:span text:style-name="T5">Then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2.5cm" svg:height="2.5cm" svg:x="23.5cm" svg:y="11.5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1" draw:layer="layout" svg:width="3.5cm" svg:height="2cm" svg:x="19.5cm" svg:y="13.8cm">
          <text:p text:style-name="P9"><text:span text:style-name="T6">def magic</text:span></text:p>
          <text:p text:style-name="P9"><text:span text:style-name="T6"><text:s text:c="2"/></text:span><text:span text:style-name="T6">...</text:span></text:p>
          <text:p text:style-name="P9"><text:span text:style-name="T6">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3.5cm" svg:height="2.5cm" svg:x="19.5cm" svg:y="16.5cm">
          <text:p text:style-name="P9"><text:span text:style-name="T7">Scenario ...</text:span></text:p>
          <text:p text:style-name="P9"><text:span text:style-name="T7"><text:s text:c="2"/></text:span><text:span text:style-name="T7">Given ...</text:span></text:p>
          <text:p text:style-name="P9"><text:span text:style-name="T7"><text:s text:c="2"/></text:span><text:span text:style-name="T7">When ...</text:span></text:p>
          <text:p text:style-name="P9"><text:span text:style-name="T7"><text:s text:c="2"/></text:span><text:span text:style-name="T7">Then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7" draw:layer="layout" svg:width="2.5cm" svg:height="2.5cm" svg:x="16.5cm" svg:y="16.5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7" draw:layer="layout" svg:width="2.5cm" svg:height="2.5cm" svg:x="23.5cm" svg:y="16.5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8" draw:layer="layout" svg:width="3.5cm" svg:height="1.5cm" svg:x="22.5cm" svg:y="19cm">
          <text:p text:style-name="P8">I'm done</text:p>
          <draw:enhanced-geometry svg:viewBox="0 0 21600 21600" draw:glue-points="10800 0 0 10800 10800 21600 21600 10800 ?f40 ?f41" draw:text-areas="0 0 21600 21600" draw:type="rectangular-callout" draw:modifiers="9951.67095115681 -5252.49833444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8" draw:layer="layout" svg:width="3.5cm" svg:height="1.5cm" svg:x="13cm" svg:y="16cm">
          <text:p text:style-name="P8">It works!</text:p>
          <draw:enhanced-geometry svg:viewBox="0 0 21600 21600" draw:glue-points="10800 0 0 10800 10800 21600 21600 10800 ?f40 ?f41" draw:text-areas="0 0 21600 21600" draw:type="rectangular-callout" draw:modifiers="24191.2596401028 32392.8047968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114cm" svg:x="2.1cm" svg:y="14.107cm" presentation:class="notes">
            <draw:text-box>
              <text:p text:style-name="P6"/>
              <text:p text:style-name="P6">Basic workflow</text:p>
              <text:p text:style-name="P6">- Write a "feature" with the customer</text:p>
              <text:p text:style-name="P6"><text:s text:c="2"/>- The cucumber team discourages the work "story" because this is not the same thing as an XP Story</text:p>
              <text:p text:style-name="P6">- Implement "steps" that make the story executable</text:p>
              <text:p text:style-name="P6">- Write the code to make the stories pass</text:p>
            </draw:text-box>
          </draw:frame>
        </presentation:notes>
      </draw:page>
      <draw:page draw:name="page7" draw:style-name="dp1" draw:master-page-name="Blue" presentation:presentation-page-layout-name="AL1T1" draw:id="id7">
        <office:forms form:automatic-focus="false" form:apply-design-mode="false"/>
        <draw:frame presentation:style-name="pr4" draw:text-style-name="P1" draw:layer="layout" svg:width="25.199cm" svg:height="3.507cm" svg:x="1.301cm" svg:y="0cm" presentation:class="title" presentation:user-transformed="true">
          <draw:text-box>
            <text:p text:style-name="P1">Business Value</text:p>
          </draw:text-box>
        </draw:frame>
        <draw:frame presentation:style-name="pr6" draw:text-style-name="P1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3"><text:span text:style-name="T8">In order to be very popular</text:span></text:p>
              </text:list-item>
            </text:list>
            <text:list text:style-name="L3">
              <text:list-item>
                <text:p text:style-name="P13"><text:span text:style-name="T8">As a normal user</text:span></text:p>
              </text:list-item>
            </text:list>
            <text:list text:style-name="L3">
              <text:list-item>
                <text:p text:style-name="P13"><text:span text:style-name="T8">I want to send invites to my friends</text:span></text:p>
              </text:list-item>
            </text:list>
            <text:list text:style-name="L3">
              <text:list-item>
                <text:p text:style-name="P13"><text:span text:style-name="T9"/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Scenario: Send a friend request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Given there is a user named "Fred"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And I am logged in as a normal user named "Joe"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When I go to "the add a friend page"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And I fill in "Email" with "fred@example.com"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And I press "Add"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Then I should see "A request has been sent to ”Fred”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5cm" svg:x="2.1cm" svg:y="14.107cm" presentation:class="notes">
            <draw:text-box>
              <text:p text:style-name="P6"><text:s text:c="2"/>- 1. Business Value</text:p>
              <text:p text:style-name="P6"><text:s text:c="4"/>- Not executed</text:p>
              <text:p text:style-name="P6"><text:s text:c="4"/>- It is there to get you (and the customer) into the right mind set</text:p>
              <text:p text:style-name="P6"><text:s text:c="4"/>- Answers three questions</text:p>
              <text:p text:style-name="P6"><text:s text:c="6"/>- What value does this feature provide (pop the 'why' stack)</text:p>
              <text:p text:style-name="P6"><text:s text:c="6"/>- Who will use this</text:p>
              <text:p text:style-name="P6"><text:s text:c="6"/>- What is the requested feature</text:p>
            </draw:text-box>
          </draw:frame>
        </presentation:notes>
      </draw:page>
      <draw:page draw:name="page8" draw:style-name="dp1" draw:master-page-name="Blue" presentation:presentation-page-layout-name="AL1T1" draw:id="id8">
        <office:forms form:automatic-focus="false" form:apply-design-mode="false"/>
        <draw:frame presentation:style-name="pr4" draw:text-style-name="P1" draw:layer="layout" svg:width="25.199cm" svg:height="3.507cm" svg:x="1.301cm" svg:y="0cm" presentation:class="title" presentation:user-transformed="true">
          <draw:text-box>
            <text:p text:style-name="P1">Scenario</text:p>
          </draw:text-box>
        </draw:frame>
        <draw:frame presentation:style-name="pr8" draw:text-style-name="P1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3"><text:span text:style-name="T9">In order to be very popular</text:span></text:p>
              </text:list-item>
            </text:list>
            <text:list text:style-name="L3">
              <text:list-item>
                <text:p text:style-name="P13"><text:span text:style-name="T9">As a normal user</text:span></text:p>
              </text:list-item>
            </text:list>
            <text:list text:style-name="L3">
              <text:list-item>
                <text:p text:style-name="P13"><text:span text:style-name="T9">I want to send invites to my friends</text:span></text:p>
              </text:list-item>
            </text:list>
            <text:list text:style-name="L3">
              <text:list-item>
                <text:p text:style-name="P13"><text:span text:style-name="T9"/></text:p>
              </text:list-item>
            </text:list>
            <text:list text:style-name="L3">
              <text:list-item>
                <text:p text:style-name="P13"><text:span text:style-name="T8"><text:s text:c="2"/></text:span><text:span text:style-name="T8">Scenario: Send a friend request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Given there is a user named "Fred"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And I am logged in as a normal user named "Joe"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When I go to "the add a friend page"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And I fill in "Email" with "fred@example.com"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And I press "Add"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Then I should see "A request has been sent to ”Fred”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5cm" svg:x="2.1cm" svg:y="14.107cm" presentation:class="notes">
            <draw:text-box>
              <text:p text:style-name="P6"><text:s text:c="2"/>- 2. Scenario Title</text:p>
              <text:p text:style-name="P6"><text:s text:c="4"/>- Just a short description of how this feature is used in a particular scenario</text:p>
            </draw:text-box>
          </draw:frame>
        </presentation:notes>
      </draw:page>
      <draw:page draw:name="page9" draw:style-name="dp1" draw:master-page-name="Blue" presentation:presentation-page-layout-name="AL1T1" draw:id="id9">
        <office:forms form:automatic-focus="false" form:apply-design-mode="false"/>
        <draw:frame presentation:style-name="pr4" draw:text-style-name="P1" draw:layer="layout" svg:width="25.199cm" svg:height="3.507cm" svg:x="1.301cm" svg:y="0cm" presentation:class="title" presentation:user-transformed="true">
          <draw:text-box>
            <text:p text:style-name="P1">The Story</text:p>
          </draw:text-box>
        </draw:frame>
        <draw:frame presentation:style-name="pr9" draw:text-style-name="P1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3"><text:span text:style-name="T9">In order to be very popular</text:span></text:p>
              </text:list-item>
            </text:list>
            <text:list text:style-name="L3">
              <text:list-item>
                <text:p text:style-name="P13"><text:span text:style-name="T9">As a normal user</text:span></text:p>
              </text:list-item>
            </text:list>
            <text:list text:style-name="L3">
              <text:list-item>
                <text:p text:style-name="P13"><text:span text:style-name="T9">I want to send invites to my friends</text:span></text:p>
              </text:list-item>
            </text:list>
            <text:list text:style-name="L3">
              <text:list-item>
                <text:p text:style-name="P13"><text:span text:style-name="T9"/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Scenario: Send a friend request</text:span></text:p>
              </text:list-item>
            </text:list>
            <text:list text:style-name="L3">
              <text:list-item>
                <text:p text:style-name="P13"><text:span text:style-name="T8"><text:s text:c="4"/></text:span><text:span text:style-name="T8">Given there is a user named "Fred"</text:span></text:p>
              </text:list-item>
            </text:list>
            <text:list text:style-name="L3">
              <text:list-item>
                <text:p text:style-name="P13"><text:span text:style-name="T8"><text:s text:c="4"/></text:span><text:span text:style-name="T8">And I am logged in as a normal user named "Joe"</text:span></text:p>
              </text:list-item>
            </text:list>
            <text:list text:style-name="L3">
              <text:list-item>
                <text:p text:style-name="P13"><text:span text:style-name="T8"><text:s text:c="4"/></text:span><text:span text:style-name="T8">When I go to "the add a friend page"</text:span></text:p>
              </text:list-item>
            </text:list>
            <text:list text:style-name="L3">
              <text:list-item>
                <text:p text:style-name="P13"><text:span text:style-name="T8"><text:s text:c="4"/></text:span><text:span text:style-name="T8">And I fill in "Email" with "fred@example.com"</text:span></text:p>
              </text:list-item>
            </text:list>
            <text:list text:style-name="L3">
              <text:list-item>
                <text:p text:style-name="P13"><text:span text:style-name="T8"><text:s text:c="4"/></text:span><text:span text:style-name="T8">And I press "Add"</text:span></text:p>
              </text:list-item>
            </text:list>
            <text:list text:style-name="L3">
              <text:list-item>
                <text:p text:style-name="P13"><text:span text:style-name="T8"><text:s text:c="4"/></text:span><text:span text:style-name="T8">Then I should see "A request has been sent to ”Fred”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5cm" svg:x="2.1cm" svg:y="14.107cm" presentation:class="notes">
            <draw:text-box>
              <text:p text:style-name="P6"><text:s text:c="2"/>- 3. The story</text:p>
              <text:p text:style-name="P6"><text:s text:c="4"/>- This is actually executed</text:p>
              <text:p text:style-name="P6"><text:s text:c="4"/>- A collection of Given, When, and Then statements</text:p>
              <text:p text:style-name="P6"><text:s text:c="4"/>- Should read almost like English</text:p>
              <text:p text:style-name="P6"><text:s text:c="4"/>- The customer should be able to write and understand these</text:p>
            </draw:text-box>
          </draw:frame>
        </presentation:notes>
      </draw:page>
      <draw:page draw:name="page10" draw:style-name="dp1" draw:master-page-name="Blue" presentation:presentation-page-layout-name="AL1T1" draw:id="id10">
        <office:forms form:automatic-focus="false" form:apply-design-mode="false"/>
        <draw:frame presentation:style-name="pr4" draw:text-style-name="P1" draw:layer="layout" svg:width="25.199cm" svg:height="3.507cm" svg:x="1.301cm" svg:y="0cm" presentation:class="title" presentation:user-transformed="true">
          <draw:text-box>
            <text:p text:style-name="P1">Matchers</text:p>
          </draw:text-box>
        </draw:frame>
        <draw:frame presentation:style-name="pr10" draw:text-style-name="P1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3"><text:span text:style-name="T10">Given /I am logged in as a user named "(.*)"/ do |user|</text:span></text:p>
              </text:list-item>
            </text:list>
            <text:list text:style-name="L3">
              <text:list-item>
                <text:p text:style-name="P13"><text:span text:style-name="T10"><text:s text:c="2"/></text:span><text:span text:style-name="T10">u = UserFactory.new(:name =&gt; user)</text:span></text:p>
              </text:list-item>
            </text:list>
            <text:list text:style-name="L3">
              <text:list-item>
                <text:p text:style-name="P13"><text:span text:style-name="T10"><text:s text:c="2"/></text:span><text:span text:style-name="T10">visits '/login'</text:span></text:p>
              </text:list-item>
            </text:list>
            <text:list text:style-name="L3">
              <text:list-item>
                <text:p text:style-name="P13"><text:span text:style-name="T10"><text:s text:c="2"/></text:span><text:span text:style-name="T10">fills_in('Email', :with =&gt; u.email)</text:span></text:p>
              </text:list-item>
            </text:list>
            <text:list text:style-name="L3">
              <text:list-item>
                <text:p text:style-name="P13"><text:span text:style-name="T10"><text:s text:c="2"/></text:span><text:span text:style-name="T10">fills_in('Password', :with =&gt; 'password')</text:span></text:p>
              </text:list-item>
            </text:list>
            <text:list text:style-name="L3">
              <text:list-item>
                <text:p text:style-name="P13"><text:span text:style-name="T10"><text:s text:c="2"/></text:span><text:span text:style-name="T10">clicks_button 'Login'</text:span></text:p>
              </text:list-item>
            </text:list>
            <text:list text:style-name="L3">
              <text:list-item>
                <text:p text:style-name="P13"><text:span text:style-name="T10">end</text:span></text:p>
              </text:list-item>
            </text:list>
            <text:list text:style-name="L3">
              <text:list-item>
                <text:p text:style-name="P13"><text:span text:style-name="T10"/></text:p>
              </text:list-item>
            </text:list>
            <text:list text:style-name="L3">
              <text:list-item>
                <text:p text:style-name="P13"><text:span text:style-name="T10">When /^I press "(.*)"$/ do |button|</text:span></text:p>
              </text:list-item>
            </text:list>
            <text:list text:style-name="L3">
              <text:list-item>
                <text:p text:style-name="P13"><text:span text:style-name="T10"><text:s text:c="2"/></text:span><text:span text:style-name="T10">clicks_button(button)</text:span></text:p>
              </text:list-item>
            </text:list>
            <text:list text:style-name="L3">
              <text:list-item>
                <text:p text:style-name="P13"><text:span text:style-name="T10">end</text:span></text:p>
              </text:list-item>
            </text:list>
            <text:list text:style-name="L3">
              <text:list-item>
                <text:p text:style-name="P13"><text:span text:style-name="T10"/></text:p>
              </text:list-item>
            </text:list>
            <text:list text:style-name="L3">
              <text:list-item>
                <text:p text:style-name="P13"><text:span text:style-name="T10">Then /^I should see "(.*)"$/ do |text|</text:span></text:p>
              </text:list-item>
            </text:list>
            <text:list text:style-name="L3">
              <text:list-item>
                <text:p text:style-name="P13"><text:span text:style-name="T10"><text:s text:c="2"/></text:span><text:span text:style-name="T10">response.body.should =~ /#{Regexp.escape(text)}/m</text:span></text:p>
              </text:list-item>
            </text:list>
            <text:list text:style-name="L3">
              <text:list-item>
                <text:p text:style-name="P13"><text:span text:style-name="T10">end</text:span></text:p>
              </text:list-item>
            </text:list>
            <text:list text:style-name="L3">
              <text:list-item>
                <text:p text:style-name="P13"><text:span text:style-name="T10"/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6" draw:layer="layout" svg:width="16.799cm" svg:height="14.954cm" svg:x="2.1cm" svg:y="14.107cm" presentation:class="notes" presentation:user-transformed="true">
            <draw:text-box>
              <text:p text:style-name="P6">What do the step matchers look like?</text:p>
              <text:p text:style-name="P6">- Simple regex</text:p>
              <text:p text:style-name="P6">- I usually use "" to note where I will be matching things</text:p>
              <text:p text:style-name="P6"><text:s text:c="2"/>- It makes the regex more precise (less chance of a bug)</text:p>
              <text:p text:style-name="P6"><text:s text:c="2"/>- I can quickly see in my feature files what will be matched and what will be hard coded</text:p>
              <text:p text:style-name="P6">- You have the choice between</text:p>
              <text:p text:style-name="P6"><text:s text:c="2"/>- always using the web UI</text:p>
              <text:p text:style-name="P6"><text:s text:c="2"/>- direct db access (i.e. ActiveRecord objects)</text:p>
              <text:p text:style-name="P6"><text:s text:c="2"/>- somewhere inbetween</text:p>
              <text:p text:style-name="P6">- The choice depends on what you are testing</text:p>
              <text:p text:style-name="P6">- I usually do web UI for what ever the 'point' of the story/feature is, but then ActiveRecord objects for the setup.</text:p>
              <text:p text:style-name="P6"><text:s text:c="2"/>- For example, I might create the user with active record objects, but then log in with form</text:p>
              <text:p text:style-name="P6"/>
            </draw:text-box>
          </draw:frame>
        </presentation:notes>
      </draw:page>
      <draw:page draw:name="page11" draw:style-name="dp1" draw:master-page-name="Blue" presentation:presentation-page-layout-name="AL1T1" draw:id="id1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 presentation:user-transformed="true">
          <draw:text-box>
            <text:p text:style-name="P1">More Examples</text:p>
          </draw:text-box>
        </draw:frame>
        <draw:frame presentation:style-name="pr11" draw:text-style-name="P1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3"><text:span text:style-name="T9">In order to not be bother by unusable links</text:span></text:p>
              </text:list-item>
            </text:list>
            <text:list text:style-name="L3">
              <text:list-item>
                <text:p text:style-name="P13"><text:span text:style-name="T9">As a normal user</text:span></text:p>
              </text:list-item>
            </text:list>
            <text:list text:style-name="L3">
              <text:list-item>
                <text:p text:style-name="P13"><text:span text:style-name="T9">I should not be allow to see the admin links</text:span></text:p>
              </text:list-item>
            </text:list>
            <text:list text:style-name="L3">
              <text:list-item>
                <text:p text:style-name="P13"><text:span text:style-name="T9"/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Scenario: Hidden admin links</text:span></text:p>
              </text:list-item>
            </text:list>
            <text:list text:style-name="L3">
              <text:list-item>
                <text:p text:style-name="P13"><text:span text:style-name="T10"><text:s text:c="4"/></text:span><text:span text:style-name="T10">Given I am logged in as a normal user named "Joe"</text:span></text:p>
              </text:list-item>
            </text:list>
            <text:list text:style-name="L3">
              <text:list-item>
                <text:p text:style-name="P13"><text:span text:style-name="T10"><text:s text:c="4"/></text:span><text:span text:style-name="T10">When I go to "the home page"</text:span></text:p>
              </text:list-item>
            </text:list>
            <text:list text:style-name="L3">
              <text:list-item>
                <text:p text:style-name="P13"><text:span text:style-name="T10"><text:s text:c="4"/></text:span><text:span text:style-name="T10">Then I should not see an ”edit” link</text:span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3">
              <text:list-item>
                <text:p text:style-name="P13"><text:span text:style-name="T8"><text:s text:c="2"/></text:span><text:span text:style-name="T8">More Examples</text:span></text:p>
              </text:list-item>
            </text:list>
            <text:list text:style-name="L3">
              <text:list-item>
                <text:p text:style-name="P13"><text:span text:style-name="T8"><text:s text:c="4"/></text:span><text:span text:style-name="T8">| User | Page <text:s text:c="16"/>| Link Name <text:s text:c="6"/>|</text:span></text:p>
              </text:list-item>
            </text:list>
            <text:list text:style-name="L3">
              <text:list-item>
                <text:p text:style-name="P13"><text:span text:style-name="T8"><text:s text:c="4"/></text:span><text:span text:style-name="T8">| Joe <text:s/>| the posts index page | add post <text:s text:c="7"/>|</text:span></text:p>
              </text:list-item>
            </text:list>
            <text:list text:style-name="L3">
              <text:list-item>
                <text:p text:style-name="P13"><text:span text:style-name="T8"><text:s text:c="4"/></text:span><text:span text:style-name="T8">| Joe <text:s/>| the reviews page <text:s text:c="4"/>| delete comment <text:s/>|</text:span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5cm" svg:x="2.1cm" svg:y="14.107cm" presentation:class="notes">
            <draw:text-box>
              <text:p text:style-name="P6">- More Examples</text:p>
              <text:p text:style-name="P6"><text:s text:c="2"/>- Use the same steps, but with different values</text:p>
            </draw:text-box>
          </draw:frame>
        </presentation:notes>
      </draw:page>
      <draw:page draw:name="page12" draw:style-name="dp1" draw:master-page-name="Blue" presentation:presentation-page-layout-name="AL1T1" draw:id="id12">
        <office:forms form:automatic-focus="false" form:apply-design-mode="false"/>
        <draw:frame presentation:style-name="pr4" draw:text-style-name="P1" draw:layer="layout" svg:width="25.199cm" svg:height="3.507cm" svg:x="1.301cm" svg:y="0cm" presentation:class="title" presentation:user-transformed="true">
          <draw:text-box>
            <text:p text:style-name="P1">GivenScenario</text:p>
          </draw:text-box>
        </draw:frame>
        <draw:frame presentation:style-name="pr12" draw:text-style-name="P1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3"><text:span text:style-name="T9"><text:s text:c="2"/></text:span><text:span text:style-name="T9">Scenario: Login</text:span></text:p>
              </text:list-item>
            </text:list>
            <text:list text:style-name="L3">
              <text:list-item>
                <text:p text:style-name="P13"><text:span text:style-name="T10"><text:s text:c="4"/></text:span><text:span text:style-name="T10">Given a user with login ”Paul” and password ”secret”</text:span></text:p>
              </text:list-item>
            </text:list>
            <text:list text:style-name="L3">
              <text:list-item>
                <text:p text:style-name="P13"><text:span text:style-name="T10"><text:s text:c="4"/></text:span><text:span text:style-name="T10">When I go to "the login page"</text:span></text:p>
              </text:list-item>
            </text:list>
            <text:list text:style-name="L3">
              <text:list-item>
                <text:p text:style-name="P13"><text:span text:style-name="T10"><text:s text:c="4"/></text:span><text:span text:style-name="T10">And I fill in ”Login” with ”Paul”</text:span></text:p>
              </text:list-item>
            </text:list>
            <text:list text:style-name="L3">
              <text:list-item>
                <text:p text:style-name="P13"><text:span text:style-name="T10"><text:s text:c="4"/></text:span><text:span text:style-name="T10">And I fill in ”Password” with ”secret”</text:span></text:p>
              </text:list-item>
            </text:list>
            <text:list text:style-name="L3">
              <text:list-item>
                <text:p text:style-name="P13"><text:span text:style-name="T10"><text:s text:c="4"/></text:span><text:span text:style-name="T10">And I press ”Login”</text:span></text:p>
              </text:list-item>
            </text:list>
            <text:list text:style-name="L3">
              <text:list-item>
                <text:p text:style-name="P13"><text:span text:style-name="T10"><text:s text:c="4"/></text:span><text:span text:style-name="T10">Then I should see ”Welcome back, Paul”</text:span></text:p>
              </text:list-item>
            </text:list>
            <text:list text:style-name="L3">
              <text:list-item>
                <text:p text:style-name="P13"><text:span text:style-name="T10"/></text:p>
              </text:list-item>
            </text:list>
            <text:list text:style-name="L3">
              <text:list-item>
                <text:p text:style-name="P13"><text:span text:style-name="T10"><text:s text:c="2"/></text:span><text:span text:style-name="T10">Scenario: Logout</text:span></text:p>
              </text:list-item>
            </text:list>
            <text:list text:style-name="L3">
              <text:list-item>
                <text:p text:style-name="P13"><text:span text:style-name="T8"><text:s text:c="4"/></text:span><text:span text:style-name="T8">GivenScenario: Login</text:span></text:p>
              </text:list-item>
            </text:list>
            <text:list text:style-name="L3">
              <text:list-item>
                <text:p text:style-name="P13"><text:span text:style-name="T10"><text:s text:c="4"/></text:span><text:span text:style-name="T10">When I click the ”Logout” link</text:span></text:p>
              </text:list-item>
            </text:list>
            <text:list text:style-name="L3">
              <text:list-item>
                <text:p text:style-name="P13"><text:span text:style-name="T10"><text:s text:c="4"/></text:span><text:span text:style-name="T10">Then I should see ”You have been logged out”</text:span></text:p>
              </text:list-item>
            </text:list>
            <text:list text:style-name="L3">
              <text:list-item>
                <text:p text:style-name="P13"><text:span text:style-name="T11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365cm" svg:x="2.1cm" svg:y="14.107cm" presentation:class="notes">
            <draw:text-box>
              <text:p text:style-name="P6">- GivenScenario</text:p>
              <text:p text:style-name="P6"><text:s text:c="2"/>- Rerun the steps from previous scenarios</text:p>
              <text:p text:style-name="P6"><text:s text:c="2"/>- Reference it using the Scenario Title</text:p>
              <text:p text:style-name="P6"><text:s text:c="2"/>- It can clean things up quite a lot</text:p>
              <text:p text:style-name="P6"><text:s text:c="2"/>- It does couple your scenarios somewhat</text:p>
              <text:p text:style-name="P6"><text:s text:c="2"/>- I don't use this very often</text:p>
              <text:p text:style-name="P6"/>
            </draw:text-box>
          </draw:frame>
        </presentation:notes>
      </draw:page>
      <draw:page draw:name="page13" draw:style-name="dp1" draw:master-page-name="Blue" presentation:presentation-page-layout-name="AL1T1" draw:id="id13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Installation</text:p>
          </draw:text-box>
        </draw:frame>
        <draw:frame presentation:style-name="pr2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3">gem install cucumber</text:span></text:p>
              </text:list-item>
            </text:list>
            <text:list text:style-name="L2">
              <text:list-item>
                <text:p text:style-name="P2"><text:span text:style-name="T12"/></text:p>
              </text:list-item>
            </text:list>
            <text:list text:style-name="L2">
              <text:list-item>
                <text:p text:style-name="P2"><text:span text:style-name="T12">For rail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2">gem install rspec rspec-rails cucumber webra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2">ruby script/generate cucumb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/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2">Dependencie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2">gem install term-ansicolor treetop diff-lcs hprico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114cm" svg:x="2.1cm" svg:y="14.107cm" presentation:class="notes">
            <draw:text-box>
              <text:p text:style-name="P6">What else can you do (that I haven't done)</text:p>
              <text:p text:style-name="P6">- Hook it up to Selenium, watir, </text:p>
              <text:p text:style-name="P6">- Respond to emails that you app sends</text:p>
              <text:p text:style-name="P6"><text:s text:c="2"/>- For example, to click on an activation link in an email</text:p>
              <text:p text:style-name="P6"/>
              <text:p text:style-name="P6"/>
              <text:p text:style-name="P6"/>
              <text:p text:style-name="P6">What cucumber is not</text:p>
              <text:p text:style-name="P6">- not a replacement for unit tests</text:p>
              <text:p text:style-name="P6"><text:s text:c="2"/>- It helps do TDD at a higher level, but it would be too cumbersome to test every edge case</text:p>
              <text:p text:style-name="P6">- not dependent on RSpec</text:p>
              <text:p text:style-name="P6">- not dependent no Rails</text:p>
            </draw:text-box>
          </draw:frame>
        </presentation:notes>
      </draw:page>
      <draw:page draw:name="page14" draw:style-name="dp1" draw:master-page-name="Blue" presentation:presentation-page-layout-name="AL1T1" draw:id="id14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Resources</text:p>
          </draw:text-box>
        </draw:frame>
        <draw:frame presentation:style-name="pr2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<text:a xlink:href="http://github.com/aslakhellesoy/cucumber/tree/master">http://github.com/aslakhellesoy/cucumber/tree/master</text:a></text:span></text:p>
              </text:list-item>
            </text:list>
            <text:list text:style-name="L2">
              <text:list-item>
                <text:p text:style-name="P5"><text:span text:style-name="T3"><text:a xlink:href="http://goruco2008.confreaks.com/01_helmkamp.html">http://goruco2008.confreaks.com/01_helmkamp.html</text:a></text:span></text:p>
              </text:list-item>
            </text:list>
            <text:list text:style-name="L2">
              <text:list-item>
                <text:p text:style-name="P5"><text:span text:style-name="T3"><text:a xlink:href="http://www.ruby-forum.com/forum/32">http://www.ruby-forum.com/forum/32</text:a></text:span></text:p>
              </text:list-item>
            </text:list>
            <text:list text:style-name="L2">
              <text:list-item>
                <text:p text:style-name="P5"><text:span text:style-name="T3"><text:a xlink:href="http://github.com/aslakhellesoy/cucumber/wikis">http://github.com/aslakhellesoy/cucumber/wikis</text:a></text:span></text:p>
              </text:list-item>
            </text:list>
            <text:list text:style-name="L2">
              <text:list-item>
                <text:p text:style-name="P5"><text:span text:style-name="T3"><text:a xlink:href="http://smartic.us/2008/11/24/cucubmer-and-test-unit/">http://smartic.us/2008/11/24/cucubmer-and-test-unit/</text:a></text:span></text:p>
              </text:list-item>
            </text:list>
            <text:list text:style-name="L2">
              <text:list-item>
                <text:p text:style-name="P5"><text:span text:style-name="T3">#rspec</text:span></text:p>
              </text:list-item>
            </text:list>
            <text:list text:style-name="L2">
              <text:list-item>
                <text:p text:style-name="P5"><text:span text:style-name="T3"><text:a xlink:href="mailto:paul@thoughtless.ca">paul@thoughtless.ca</text:a></text:span></text:p>
              </text:list-item>
            </text:list>
            <text:list text:style-name="L2">
              <text:list-item>
                <text:p text:style-name="P5"><text:span text:style-name="T12"/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6" draw:layer="layout" svg:width="16.799cm" svg:height="13.114cm" svg:x="2.1cm" svg:y="14.107cm" presentation:class="notes">
            <draw:text-box>
              <text:p text:style-name="P6">What else can you do (that I haven't done)</text:p>
              <text:p text:style-name="P6">- Hook it up to Selenium, watir, </text:p>
              <text:p text:style-name="P6">- Respond to emails that you app sends</text:p>
              <text:p text:style-name="P6"><text:s text:c="2"/>- For example, to click on an activation link in an email</text:p>
              <text:p text:style-name="P6"/>
              <text:p text:style-name="P6"/>
              <text:p text:style-name="P6"/>
              <text:p text:style-name="P6">What cucumber is not</text:p>
              <text:p text:style-name="P6">- not a replacement for unit tests</text:p>
              <text:p text:style-name="P6"><text:s text:c="2"/>- It helps do TDD at a higher level, but it would be too cumbersome to test every edge case</text:p>
              <text:p text:style-name="P6">- not dependent on RSpec</text:p>
              <text:p text:style-name="P6">- not dependent no Rail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ul</meta:initial-creator>
    <meta:creation-date>2008-11-23T15:41:30</meta:creation-date>
    <dc:creator>Paul</dc:creator>
    <dc:date>2008-11-24T11:42:13</dc:date>
    <dc:language>fi-FI</dc:language>
    <meta:editing-cycles>15</meta:editing-cycles>
    <meta:editing-duration>PT1H2M42S</meta:editing-duration>
    <meta:template xlink:type="simple" xlink:actuate="onRequest" xlink:href="/usr/lib/openoffice/share/template/en-US/presnt/Blue.otp" meta:date="2008-11-23T15:41:26"/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